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1"/>
        <table:table-column table:style-name="co2" table:number-columns-repeated="4" table:default-cell-style-name="Default"/>
        <table:table-row table:style-name="ro1" table:number-rows-repeated="3">
          <table:table-cell table:number-columns-repeated="26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xides PER cation</text:p>
          </table:table-cell>
          <table:table-cell office:value-type="string" calcext:value-type="string">
            <text:p>molar masses</text:p>
          </table:table-cell>
          <table:table-cell office:value-type="float" office:value="60.08" calcext:value-type="float">
            <text:p>60.08</text:p>
          </table:table-cell>
          <table:table-cell office:value-type="float" office:value="79.866" calcext:value-type="float">
            <text:p>79.866</text:p>
          </table:table-cell>
          <table:table-cell table:formula="of:=101.96/2" office:value-type="float" office:value="50.98" calcext:value-type="float">
            <text:p>50.98</text:p>
          </table:table-cell>
          <table:table-cell table:formula="of:=151.99/2" office:value-type="float" office:value="75.995" calcext:value-type="float">
            <text:p>75.995</text:p>
          </table:table-cell>
          <table:table-cell office:value-type="float" office:value="71.844" calcext:value-type="float">
            <text:p>71.844</text:p>
          </table:table-cell>
          <table:table-cell table:formula="of:=159.69/2" office:value-type="float" office:value="79.845" calcext:value-type="float">
            <text:p>79.845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56.0774" calcext:value-type="float">
            <text:p>56.0774</text:p>
          </table:table-cell>
          <table:table-cell table:formula="of:=61.9789/2" office:value-type="float" office:value="30.98945" calcext:value-type="float">
            <text:p>30.98945</text:p>
          </table:table-cell>
          <table:table-cell table:number-columns-repeated="11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 C)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r2O3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Fe3+/sum(Fe)</text:p>
          </table:table-cell>
          <table:table-cell office:value-type="string" calcext:value-type="string">
            <text:p>Fe3+/sumFe err </text:p>
          </table:table-cell>
          <table:table-cell office:value-type="string" calcext:value-type="string">
            <text:p>sum cations</text:p>
          </table:table-cell>
          <table:table-cell office:value-type="string" calcext:value-type="string">
            <text:p>n cations</text:p>
          </table:table-cell>
          <table:table-cell/>
          <table:table-cell table:formula="of:=[.A6]" office:value-type="string" office:string-value="#" calcext:value-type="string">
            <text:p>#</text:p>
          </table:table-cell>
          <table:table-cell table:formula="of:=[.B6]" office:value-type="string" office:string-value="run_id" calcext:value-type="string">
            <text:p>run_id</text:p>
          </table:table-cell>
          <table:table-cell table:formula="of:=[.C6]" office:value-type="string" office:string-value="P (GPa)" calcext:value-type="string">
            <text:p>P (GPa)</text:p>
          </table:table-cell>
          <table:table-cell table:formula="of:=[.D6]" office:value-type="string" office:string-value="T ( C)" calcext:value-type="string">
            <text:p>T ( C)</text:p>
          </table:table-cell>
          <table:table-cell table:formula="of:=[.E6]" office:value-type="string" office:string-value="time (h)" calcext:value-type="string">
            <text:p>time (h)</text:p>
          </table:table-cell>
          <table:table-cell table:formula="of:=[.F6]" office:value-type="string" office:string-value="phase" calcext:value-type="string">
            <text:p>phase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Fetotal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Na</text:p>
          </table:table-cell>
          <table:table-cell table:formula="of:=[.P6]" office:value-type="string" office:string-value="Fe3+/sum(Fe)" calcext:value-type="string">
            <text:p>Fe3+/sum(Fe)</text:p>
          </table:table-cell>
          <table:table-cell table:formula="of:=[.Q6]" office:value-type="string" office:string-value="Fe3+/sumFe err " calcext:value-type="string">
            <text:p>Fe3+/sumFe err </text:p>
          </table:table-cell>
          <table:table-cell/>
          <table:table-cell office:value-type="string" calcext:value-type="string">
            <text:p>sum(cation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ing composi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0.29" calcext:value-type="float">
            <text:p>0.29</text:p>
          </table:table-cell>
          <table:table-cell office:value-type="float" office:value="6.45" calcext:value-type="float">
            <text:p>6.45</text:p>
          </table:table-cell>
          <table:table-cell office:value-type="float" office:value="0.56" calcext:value-type="float">
            <text:p>0.56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/[.G$4] + [.H7]/[.H$4] + [.I7]/[.I$4] + [.J7]/[.J$4] + [.K7]/[.K$4] +[.L7]/[.L$4] + [.M7]/[.M$4] +[.N7]/[.N$4] + [.O7]/[.O$4]" office:value-type="float" office:value="1.74143418953879" calcext:value-type="float">
            <text:p>1.74143418953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]" office:value-type="string" office:string-value="#" calcext:value-type="string">
            <text:p>#</text:p>
          </table:table-cell>
          <table:table-cell table:formula="of:=[.B7]" office:value-type="string" office:string-value="starting composition" calcext:value-type="string">
            <text:p>starting composition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/[.G$4]/[.$R7]*[.$S7]" office:value-type="float" office:value="3.63200640664514" calcext:value-type="float">
            <text:p>3.632</text:p>
          </table:table-cell>
          <table:table-cell table:formula="of:=[.H7]/[.H$4]/[.$R7]*8" office:value-type="float" office:value="0.016680881008389" calcext:value-type="float">
            <text:p>0.017</text:p>
          </table:table-cell>
          <table:table-cell table:formula="of:=[.I7]/[.I$4]/[.$R7]*8" office:value-type="float" office:value="0.581223016116743" calcext:value-type="float">
            <text:p>0.581</text:p>
          </table:table-cell>
          <table:table-cell table:formula="of:=[.J7]/[.J$4]/[.$R7]*8" office:value-type="float" office:value="0.0338521243849961" calcext:value-type="float">
            <text:p>0.034</text:p>
          </table:table-cell>
          <table:table-cell table:formula="of:=[.K7]/[.K$4]/[.$R7]*8" office:value-type="float" office:value="1.67530431627429" calcext:value-type="float">
            <text:p>1.675</text:p>
          </table:table-cell>
          <table:table-cell table:formula="of:=[.M7]/[.M$4]/[.$R7]*8" office:value-type="float" office:value="1.67551297269632" calcext:value-type="float">
            <text:p>1.676</text:p>
          </table:table-cell>
          <table:table-cell table:formula="of:=[.N7]/[.N$4]/[.$R7]*8" office:value-type="float" office:value="0.311299660699305" calcext:value-type="float">
            <text:p>0.311</text:p>
          </table:table-cell>
          <table:table-cell table:formula="of:=[.O7]/[.O$4]/[.$R7]*8" office:value-type="float" office:value="0.0741206221748098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A7:.AH7])" office:value-type="float" office:value="8" calcext:value-type="float">
            <text:p>8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t</text:p>
          </table:table-cell>
          <table:table-cell office:value-type="float" office:value="39.4" calcext:value-type="float">
            <text:p>39.4</text:p>
          </table:table-cell>
          <table:table-cell office:value-type="float" office:value="0.56" calcext:value-type="float">
            <text:p>0.56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23.6" calcext:value-type="float">
            <text:p>23.6</text:p>
          </table:table-cell>
          <table:table-cell office:value-type="float" office:value="1.38" calcext:value-type="float">
            <text:p>1.38</text:p>
          </table:table-cell>
          <table:table-cell office:value-type="float" office:value="9.21" calcext:value-type="float">
            <text:p>9.21</text:p>
          </table:table-cell>
          <table:table-cell office:value-type="float" office:value="4.01" calcext:value-type="float">
            <text:p>4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formula="of:=[.G9]/[.G$4] + [.H9]/[.H$4] + [.I9]/[.I$4] + [.J9]/[.J$4] + [.K9]/[.K$4] +[.L9]/[.L$4] + [.M9]/[.M$4] +[.N9]/[.N$4] + [.O9]/[.O$4]" office:value-type="float" office:value="1.7425201653017" calcext:value-type="float">
            <text:p>1.74252016530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9]" office:value-type="string" office:string-value="exp_15" calcext:value-type="string">
            <text:p>exp_15</text:p>
          </table:table-cell>
          <table:table-cell table:formula="of:=[.C9]" office:value-type="float" office:value="3" calcext:value-type="float">
            <text:p>3</text:p>
          </table:table-cell>
          <table:table-cell table:formula="of:=[.D9]" office:value-type="float" office:value="1400" calcext:value-type="float">
            <text:p>1400</text:p>
          </table:table-cell>
          <table:table-cell table:formula="of:=[.E9]" office:value-type="float" office:value="24" calcext:value-type="float">
            <text:p>24</text:p>
          </table:table-cell>
          <table:table-cell table:formula="of:=[.F9]" office:value-type="string" office:string-value="gt" calcext:value-type="string">
            <text:p>gt</text:p>
          </table:table-cell>
          <table:table-cell table:formula="of:=[.G9]/[.G$4]/[.$R9]*[.$S9]" office:value-type="float" office:value="3.01077618508021" calcext:value-type="float">
            <text:p>3.011</text:p>
          </table:table-cell>
          <table:table-cell table:formula="of:=[.H9]/[.H$4]/[.$R9]*[.$S9]" office:value-type="float" office:value="0.0321912816250808" calcext:value-type="float">
            <text:p>0.032</text:p>
          </table:table-cell>
          <table:table-cell table:formula="of:=[.I9]/[.I$4]/[.$R9]*[.$S9]" office:value-type="float" office:value="1.90918583769883" calcext:value-type="float">
            <text:p>1.909</text:p>
          </table:table-cell>
          <table:table-cell table:formula="of:=[.J9]/[.J$4]/[.$R9]*[.$S9]" office:value-type="float" office:value="0.0785363127214504" calcext:value-type="float">
            <text:p>0.079</text:p>
          </table:table-cell>
          <table:table-cell table:formula="of:=[.K9]/[.K$4]/[.$R9]*[.$S9] + [.L9]/[.L$4]/[.$R9]*[.$S9]" office:value-type="float" office:value="1.58746164861475" calcext:value-type="float">
            <text:p>1.587</text:p>
          </table:table-cell>
          <table:table-cell table:formula="of:=[.M9]/[.M$4]/[.$R9]*[.$S9]" office:value-type="float" office:value="1.04910593566241" calcext:value-type="float">
            <text:p>1.049</text:p>
          </table:table-cell>
          <table:table-cell table:formula="of:=[.N9]/[.N$4]/[.$R9]*[.$S9]" office:value-type="float" office:value="0.328298332880011" calcext:value-type="float">
            <text:p>0.328</text:p>
          </table:table-cell>
          <table:table-cell table:formula="of:=[.O9]/[.O$4]/[.$R9]*[.$S9]" office:value-type="float" office:value="0.00444446571725337" calcext:value-type="float">
            <text:p>0.004</text:p>
          </table:table-cell>
          <table:table-cell table:formula="of:=[.P9]" office:value-type="float" office:value="0.05" calcext:value-type="float">
            <text:p>0.05</text:p>
          </table:table-cell>
          <table:table-cell table:formula="of:=[.Q9]" office:value-type="float" office:value="0.03" calcext:value-type="float">
            <text:p>0.03</text:p>
          </table:table-cell>
          <table:table-cell/>
          <table:table-cell table:formula="of:=SUM([.AA9:.AH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50.6" calcext:value-type="float">
            <text:p>50.6</text:p>
          </table:table-cell>
          <table:table-cell office:value-type="float" office:value="0.28" calcext:value-type="float">
            <text:p>0.28</text:p>
          </table:table-cell>
          <table:table-cell office:value-type="float" office:value="4.38" calcext:value-type="float">
            <text:p>4.3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14.2" calcext:value-type="float">
            <text:p>14.2</text:p>
          </table:table-cell>
          <table:table-cell office:value-type="float" office:value="4.1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G10]/[.G$4] + [.H10]/[.H$4] + [.I10]/[.I$4] + [.J10]/[.J$4] + [.K10]/[.K$4] +[.L10]/[.L$4] + [.M10]/[.M$4] +[.N10]/[.N$4] + [.O10]/[.O$4]" office:value-type="float" office:value="1.73539948166138" calcext:value-type="float">
            <text:p>1.735399481661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]" office:value-type="string" office:string-value="exp_15" calcext:value-type="string">
            <text:p>exp_15</text:p>
          </table:table-cell>
          <table:table-cell table:formula="of:=[.C10]" office:value-type="float" office:value="3" calcext:value-type="float">
            <text:p>3</text:p>
          </table:table-cell>
          <table:table-cell table:formula="of:=[.D10]" office:value-type="float" office:value="1400" calcext:value-type="float">
            <text:p>1400</text:p>
          </table:table-cell>
          <table:table-cell table:formula="of:=[.E10]" office:value-type="float" office:value="24" calcext:value-type="float">
            <text:p>24</text:p>
          </table:table-cell>
          <table:table-cell table:formula="of:=[.F10]" office:value-type="string" office:string-value="cpx" calcext:value-type="string">
            <text:p>cpx</text:p>
          </table:table-cell>
          <table:table-cell table:formula="of:=[.G10]/[.G$4]/[.$R10]*[.$S10]" office:value-type="float" office:value="1.94124844464172" calcext:value-type="float">
            <text:p>1.941</text:p>
          </table:table-cell>
          <table:table-cell table:formula="of:=[.H10]/[.H$4]/[.$R10]*[.$S10]" office:value-type="float" office:value="0.00808084218812083" calcext:value-type="float">
            <text:p>0.008</text:p>
          </table:table-cell>
          <table:table-cell table:formula="of:=[.I10]/[.I$4]/[.$R10]*[.$S10]" office:value-type="float" office:value="0.198031741776921" calcext:value-type="float">
            <text:p>0.198</text:p>
          </table:table-cell>
          <table:table-cell table:formula="of:=[.J10]/[.J$4]/[.$R10]*[.$S10]" office:value-type="float" office:value="0.0151651081884254" calcext:value-type="float">
            <text:p>0.015</text:p>
          </table:table-cell>
          <table:table-cell table:formula="of:=[.K10]/[.K$4]/[.$R10]*[.$S10] + [.L10]/[.L$4]/[.$R10]*[.$S10]" office:value-type="float" office:value="0.793654775938409" calcext:value-type="float">
            <text:p>0.794</text:p>
          </table:table-cell>
          <table:table-cell table:formula="of:=[.M10]/[.M$4]/[.$R10]*[.$S10]" office:value-type="float" office:value="0.812075507104303" calcext:value-type="float">
            <text:p>0.812</text:p>
          </table:table-cell>
          <table:table-cell table:formula="of:=[.N10]/[.N$4]/[.$R10]*[.$S10]" office:value-type="float" office:value="0.168521965240739" calcext:value-type="float">
            <text:p>0.169</text:p>
          </table:table-cell>
          <table:table-cell table:formula="of:=[.O10]/[.O$4]/[.$R10]*[.$S10]" office:value-type="float" office:value="0.0632216149213672" calcext:value-type="float">
            <text:p>0.063</text:p>
          </table:table-cell>
          <table:table-cell table:formula="of:=[.P10]" office:value-type="float" office:value="0.03" calcext:value-type="float">
            <text:p>0.03</text:p>
          </table:table-cell>
          <table:table-cell table:formula="of:=[.Q10]" office:value-type="float" office:value="0.03" calcext:value-type="float">
            <text:p>0.03</text:p>
          </table:table-cell>
          <table:table-cell/>
          <table:table-cell table:formula="of:=SUM([.AA10:.AH10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t</text:p>
          </table:table-cell>
          <table:table-cell office:value-type="float" office:value="40.4" calcext:value-type="float">
            <text:p>40.4</text:p>
          </table:table-cell>
          <table:table-cell office:value-type="float" office:value="0.81" calcext:value-type="float">
            <text:p>0.81</text:p>
          </table:table-cell>
          <table:table-cell office:value-type="float" office:value="20.7" calcext:value-type="float">
            <text:p>20.7</text:p>
          </table:table-cell>
          <table:table-cell office:value-type="float" office:value="1.26" calcext:value-type="float">
            <text:p>1.26</text:p>
          </table:table-cell>
          <table:table-cell office:value-type="float" office:value="25" calcext:value-type="float">
            <text:p>25</text:p>
          </table:table-cell>
          <table:table-cell office:value-type="float" office:value="1.16" calcext:value-type="float">
            <text:p>1.16</text:p>
          </table:table-cell>
          <table:table-cell office:value-type="float" office:value="9.93" calcext:value-type="float">
            <text:p>9.93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[.G12]/[.G$4] + [.H12]/[.H$4] + [.I12]/[.I$4] + [.J12]/[.J$4] + [.K12]/[.K$4] +[.L12]/[.L$4] + [.M12]/[.M$4] +[.N12]/[.N$4] + [.O12]/[.O$4]" office:value-type="float" office:value="1.78349066221546" calcext:value-type="float">
            <text:p>1.7834906622154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2]" office:value-type="string" office:string-value="zuII_4" calcext:value-type="string">
            <text:p>zuII_4</text:p>
          </table:table-cell>
          <table:table-cell table:formula="of:=[.C12]" office:value-type="float" office:value="6" calcext:value-type="float">
            <text:p>6</text:p>
          </table:table-cell>
          <table:table-cell table:formula="of:=[.D12]" office:value-type="float" office:value="1400" calcext:value-type="float">
            <text:p>1400</text:p>
          </table:table-cell>
          <table:table-cell table:formula="of:=[.E12]" office:value-type="float" office:value="4.5" calcext:value-type="float">
            <text:p>4.5</text:p>
          </table:table-cell>
          <table:table-cell table:formula="of:=[.F12]" office:value-type="string" office:string-value="gt" calcext:value-type="string">
            <text:p>gt</text:p>
          </table:table-cell>
          <table:table-cell table:formula="of:=[.G12]/[.G$4]/[.$R12]*[.$S12]" office:value-type="float" office:value="3.01627259506194" calcext:value-type="float">
            <text:p>3.016</text:p>
          </table:table-cell>
          <table:table-cell table:formula="of:=[.H12]/[.H$4]/[.$R12]*[.$S12]" office:value-type="float" office:value="0.0454927543809675" calcext:value-type="float">
            <text:p>0.045</text:p>
          </table:table-cell>
          <table:table-cell table:formula="of:=[.I12]/[.I$4]/[.$R12]*[.$S12]" office:value-type="float" office:value="1.82133427906321" calcext:value-type="float">
            <text:p>1.821</text:p>
          </table:table-cell>
          <table:table-cell table:formula="of:=[.J12]/[.J$4]/[.$R12]*[.$S12]" office:value-type="float" office:value="0.0743711801207169" calcext:value-type="float">
            <text:p>0.074</text:p>
          </table:table-cell>
          <table:table-cell table:formula="of:=[.K12]/[.K$4]/[.$R12]*[.$S12] + [.L12]/[.L$4]/[.$R12]*[.$S12]" office:value-type="float" office:value="1.62604414616375" calcext:value-type="float">
            <text:p>1.626</text:p>
          </table:table-cell>
          <table:table-cell table:formula="of:=[.M12]/[.M$4]/[.$R12]*[.$S12]" office:value-type="float" office:value="1.10513653171605" calcext:value-type="float">
            <text:p>1.105</text:p>
          </table:table-cell>
          <table:table-cell table:formula="of:=[.N12]/[.N$4]/[.$R12]*[.$S12]" office:value-type="float" office:value="0.305558690722112" calcext:value-type="float">
            <text:p>0.306</text:p>
          </table:table-cell>
          <table:table-cell table:formula="of:=[.O12]/[.O$4]/[.$R12]*[.$S12]" office:value-type="float" office:value="0.00578982277125073" calcext:value-type="float">
            <text:p>0.006</text:p>
          </table:table-cell>
          <table:table-cell table:formula="of:=[.P12]" office:value-type="float" office:value="0.04" calcext:value-type="float">
            <text:p>0.04</text:p>
          </table:table-cell>
          <table:table-cell table:formula="of:=[.Q12]" office:value-type="float" office:value="0.02" calcext:value-type="float">
            <text:p>0.02</text:p>
          </table:table-cell>
          <table:table-cell/>
          <table:table-cell table:formula="of:=SUM([.AA12:.AH12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2" calcext:value-type="float">
            <text:p>0.2</text:p>
          </table:table-cell>
          <table:table-cell office:value-type="float" office:value="2.45" calcext:value-type="float">
            <text:p>2.45</text:p>
          </table:table-cell>
          <table:table-cell office:value-type="float" office:value="0.36" calcext:value-type="float">
            <text:p>0.36</text:p>
          </table:table-cell>
          <table:table-cell office:value-type="float" office:value="26.5" calcext:value-type="float">
            <text:p>26.5</text:p>
          </table:table-cell>
          <table:table-cell office:value-type="float" office:value="0.09" calcext:value-type="float">
            <text:p>0.09</text:p>
          </table:table-cell>
          <table:table-cell office:value-type="float" office:value="14.9" calcext:value-type="float">
            <text:p>14.9</text:p>
          </table:table-cell>
          <table:table-cell office:value-type="float" office:value="4.34" calcext:value-type="float">
            <text:p>4.3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[.G13]/[.G$4] + [.H13]/[.H$4] + [.I13]/[.I$4] + [.J13]/[.J$4] + [.K13]/[.K$4] +[.L13]/[.L$4] + [.M13]/[.M$4] +[.N13]/[.N$4] + [.O13]/[.O$4]" office:value-type="float" office:value="1.76448730422291" calcext:value-type="float">
            <text:p>1.76448730422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3]" office:value-type="string" office:string-value="zuII_4" calcext:value-type="string">
            <text:p>zuII_4</text:p>
          </table:table-cell>
          <table:table-cell table:formula="of:=[.C13]" office:value-type="float" office:value="6" calcext:value-type="float">
            <text:p>6</text:p>
          </table:table-cell>
          <table:table-cell table:formula="of:=[.D13]" office:value-type="float" office:value="1400" calcext:value-type="float">
            <text:p>1400</text:p>
          </table:table-cell>
          <table:table-cell table:formula="of:=[.E13]" office:value-type="float" office:value="4.5" calcext:value-type="float">
            <text:p>4.5</text:p>
          </table:table-cell>
          <table:table-cell table:formula="of:=[.F13]" office:value-type="string" office:string-value="cpx" calcext:value-type="string">
            <text:p>cpx</text:p>
          </table:table-cell>
          <table:table-cell table:formula="of:=[.G13]/[.G$4]/[.$R13]*[.$S13]" office:value-type="float" office:value="1.97339134133136" calcext:value-type="float">
            <text:p>1.973</text:p>
          </table:table-cell>
          <table:table-cell table:formula="of:=[.H13]/[.H$4]/[.$R13]*[.$S13]" office:value-type="float" office:value="0.005676877401923" calcext:value-type="float">
            <text:p>0.006</text:p>
          </table:table-cell>
          <table:table-cell table:formula="of:=[.I13]/[.I$4]/[.$R13]*[.$S13]" office:value-type="float" office:value="0.108945101208891" calcext:value-type="float">
            <text:p>0.109</text:p>
          </table:table-cell>
          <table:table-cell table:formula="of:=[.J13]/[.J$4]/[.$R13]*[.$S13]" office:value-type="float" office:value="0.0107388786505371" calcext:value-type="float">
            <text:p>0.011</text:p>
          </table:table-cell>
          <table:table-cell table:formula="of:=[.K13]/[.K$4]/[.$R13]*[.$S13] + [.L13]/[.L$4]/[.$R13]*[.$S13]" office:value-type="float" office:value="0.838729581926084" calcext:value-type="float">
            <text:p>0.839</text:p>
          </table:table-cell>
          <table:table-cell table:formula="of:=[.M13]/[.M$4]/[.$R13]*[.$S13]" office:value-type="float" office:value="0.838060287421663" calcext:value-type="float">
            <text:p>0.838</text:p>
          </table:table-cell>
          <table:table-cell table:formula="of:=[.N13]/[.N$4]/[.$R13]*[.$S13]" office:value-type="float" office:value="0.175445936252911" calcext:value-type="float">
            <text:p>0.175</text:p>
          </table:table-cell>
          <table:table-cell table:formula="of:=[.O13]/[.O$4]/[.$R13]*[.$S13]" office:value-type="float" office:value="0.0490119958066258" calcext:value-type="float">
            <text:p>0.049</text:p>
          </table:table-cell>
          <table:table-cell table:formula="of:=[.P13]" office:value-type="float" office:value="0" calcext:value-type="float">
            <text:p>0</text:p>
          </table:table-cell>
          <table:table-cell table:formula="of:=[.Q13]" office:value-type="float" office:value="0.03" calcext:value-type="float">
            <text:p>0.03</text:p>
          </table:table-cell>
          <table:table-cell/>
          <table:table-cell table:formula="of:=SUM([.AA13:.AH13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t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8.3" calcext:value-type="float">
            <text:p>18.3</text:p>
          </table:table-cell>
          <table:table-cell office:value-type="float" office:value="1.02" calcext:value-type="float">
            <text:p>1.02</text:p>
          </table:table-cell>
          <table:table-cell office:value-type="float" office:value="23.4" calcext:value-type="float">
            <text:p>23.4</text:p>
          </table:table-cell>
          <table:table-cell office:value-type="float" office:value="2.26" calcext:value-type="float">
            <text:p>2.26</text:p>
          </table:table-cell>
          <table:table-cell office:value-type="float" office:value="11.4" calcext:value-type="float">
            <text:p>11.4</text:p>
          </table:table-cell>
          <table:table-cell office:value-type="float" office:value="3.1" calcext:value-type="float">
            <text:p>3.1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formula="of:=[.G15]/[.G$4] + [.H15]/[.H$4] + [.I15]/[.I$4] + [.J15]/[.J$4] + [.K15]/[.K$4] +[.L15]/[.L$4] + [.M15]/[.M$4] +[.N15]/[.N$4] + [.O15]/[.O$4]" office:value-type="float" office:value="1.75421841302777" calcext:value-type="float">
            <text:p>1.754218413027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5]" office:value-type="string" office:string-value="zuIII_1" calcext:value-type="string">
            <text:p>zuIII_1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1450" calcext:value-type="float">
            <text:p>1450</text:p>
          </table:table-cell>
          <table:table-cell table:formula="of:=[.E15]" office:value-type="float" office:value="6" calcext:value-type="float">
            <text:p>6</text:p>
          </table:table-cell>
          <table:table-cell table:formula="of:=[.F15]" office:value-type="string" office:string-value="gt" calcext:value-type="string">
            <text:p>gt</text:p>
          </table:table-cell>
          <table:table-cell table:formula="of:=[.G15]/[.G$4]/[.$R15]*[.$S15]" office:value-type="float" office:value="3.08178566950155" calcext:value-type="float">
            <text:p>3.082</text:p>
          </table:table-cell>
          <table:table-cell table:formula="of:=[.H15]/[.H$4]/[.$R15]*[.$S15]" office:value-type="float" office:value="0.0399707620228653" calcext:value-type="float">
            <text:p>0.040</text:p>
          </table:table-cell>
          <table:table-cell table:formula="of:=[.I15]/[.I$4]/[.$R15]*[.$S15]" office:value-type="float" office:value="1.63703355093993" calcext:value-type="float">
            <text:p>1.637</text:p>
          </table:table-cell>
          <table:table-cell table:formula="of:=[.J15]/[.J$4]/[.$R15]*[.$S15]" office:value-type="float" office:value="0.061209872403495" calcext:value-type="float">
            <text:p>0.061</text:p>
          </table:table-cell>
          <table:table-cell table:formula="of:=[.K15]/[.K$4]/[.$R15]*[.$S15] + [.L15]/[.L$4]/[.$R15]*[.$S15]" office:value-type="float" office:value="1.61444223215812" calcext:value-type="float">
            <text:p>1.614</text:p>
          </table:table-cell>
          <table:table-cell table:formula="of:=[.M15]/[.M$4]/[.$R15]*[.$S15]" office:value-type="float" office:value="1.28990793025033" calcext:value-type="float">
            <text:p>1.290</text:p>
          </table:table-cell>
          <table:table-cell table:formula="of:=[.N15]/[.N$4]/[.$R15]*[.$S15]" office:value-type="float" office:value="0.252104237742994" calcext:value-type="float">
            <text:p>0.252</text:p>
          </table:table-cell>
          <table:table-cell table:formula="of:=[.O15]/[.O$4]/[.$R15]*[.$S15]" office:value-type="float" office:value="0.0235457449807183" calcext:value-type="float">
            <text:p>0.024</text:p>
          </table:table-cell>
          <table:table-cell table:formula="of:=[.P15]" office:value-type="float" office:value="0.08" calcext:value-type="float">
            <text:p>0.08</text:p>
          </table:table-cell>
          <table:table-cell table:formula="of:=[.Q15]" office:value-type="float" office:value="0.03" calcext:value-type="float">
            <text:p>0.03</text:p>
          </table:table-cell>
          <table:table-cell/>
          <table:table-cell table:formula="of:=SUM([.AA15:.AH15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x</text:p>
          </table:table-cell>
          <table:table-cell office:value-type="float" office:value="51.8" calcext:value-type="float">
            <text:p>51.8</text:p>
          </table:table-cell>
          <table:table-cell office:value-type="float" office:value="0.23" calcext:value-type="float">
            <text:p>0.23</text:p>
          </table:table-cell>
          <table:table-cell office:value-type="float" office:value="2.78" calcext:value-type="float">
            <text:p>2.78</text:p>
          </table:table-cell>
          <table:table-cell office:value-type="float" office:value="0.34" calcext:value-type="float">
            <text:p>0.34</text:p>
          </table:table-cell>
          <table:table-cell office:value-type="float" office:value="22.7" calcext:value-type="float">
            <text:p>22.7</text:p>
          </table:table-cell>
          <table:table-cell office:value-type="float" office:value="1.05" calcext:value-type="float">
            <text:p>1.05</text:p>
          </table:table-cell>
          <table:table-cell office:value-type="float" office:value="15.3" calcext:value-type="float">
            <text:p>15.3</text:p>
          </table:table-cell>
          <table:table-cell office:value-type="float" office:value="4.43" calcext:value-type="float">
            <text:p>4.43</text:p>
          </table:table-cell>
          <table:table-cell office:value-type="float" office:value="1.18" calcext:value-type="float">
            <text:p>1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[.G16]/[.G$4] + [.H16]/[.H$4] + [.I16]/[.I$4] + [.J16]/[.J$4] + [.K16]/[.K$4] +[.L16]/[.L$4] + [.M16]/[.M$4] +[.N16]/[.N$4] + [.O16]/[.O$4]" office:value-type="float" office:value="1.74986817813017" calcext:value-type="float">
            <text:p>1.749868178130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6]" office:value-type="string" office:string-value="zuIII_1" calcext:value-type="string">
            <text:p>zuIII_1</text:p>
          </table:table-cell>
          <table:table-cell table:formula="of:=[.C16]" office:value-type="float" office:value="7" calcext:value-type="float">
            <text:p>7</text:p>
          </table:table-cell>
          <table:table-cell table:formula="of:=[.D16]" office:value-type="float" office:value="1450" calcext:value-type="float">
            <text:p>1450</text:p>
          </table:table-cell>
          <table:table-cell table:formula="of:=[.E16]" office:value-type="float" office:value="6" calcext:value-type="float">
            <text:p>6</text:p>
          </table:table-cell>
          <table:table-cell table:formula="of:=[.F16]" office:value-type="string" office:string-value="cpx" calcext:value-type="string">
            <text:p>cpx</text:p>
          </table:table-cell>
          <table:table-cell table:formula="of:=[.G16]/[.G$4]/[.$R16]*[.$S16]" office:value-type="float" office:value="1.97085418380403" calcext:value-type="float">
            <text:p>1.971</text:p>
          </table:table-cell>
          <table:table-cell table:formula="of:=[.H16]/[.H$4]/[.$R16]*[.$S16]" office:value-type="float" office:value="0.00658295005463243" calcext:value-type="float">
            <text:p>0.007</text:p>
          </table:table-cell>
          <table:table-cell table:formula="of:=[.I16]/[.I$4]/[.$R16]*[.$S16]" office:value-type="float" office:value="0.12465210667405" calcext:value-type="float">
            <text:p>0.125</text:p>
          </table:table-cell>
          <table:table-cell table:formula="of:=[.J16]/[.J$4]/[.$R16]*[.$S16]" office:value-type="float" office:value="0.0102270070560428" calcext:value-type="float">
            <text:p>0.010</text:p>
          </table:table-cell>
          <table:table-cell table:formula="of:=[.K16]/[.K$4]/[.$R16]*[.$S16] + [.L16]/[.L$4]/[.$R16]*[.$S16]" office:value-type="float" office:value="0.752314593896393" calcext:value-type="float">
            <text:p>0.752</text:p>
          </table:table-cell>
          <table:table-cell table:formula="of:=[.M16]/[.M$4]/[.$R16]*[.$S16]" office:value-type="float" office:value="0.867748013990498" calcext:value-type="float">
            <text:p>0.868</text:p>
          </table:table-cell>
          <table:table-cell table:formula="of:=[.N16]/[.N$4]/[.$R16]*[.$S16]" office:value-type="float" office:value="0.180580360014079" calcext:value-type="float">
            <text:p>0.181</text:p>
          </table:table-cell>
          <table:table-cell table:formula="of:=[.O16]/[.O$4]/[.$R16]*[.$S16]" office:value-type="float" office:value="0.0870407845102773" calcext:value-type="float">
            <text:p>0.087</text:p>
          </table:table-cell>
          <table:table-cell table:formula="of:=[.P16]" office:value-type="float" office:value="0.04" calcext:value-type="float">
            <text:p>0.04</text:p>
          </table:table-cell>
          <table:table-cell table:formula="of:=[.Q16]" office:value-type="float" office:value="0.03" calcext:value-type="float">
            <text:p>0.03</text:p>
          </table:table-cell>
          <table:table-cell/>
          <table:table-cell table:formula="of:=SUM([.AA16:.AH16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t</text:p>
          </table:table-cell>
          <table:table-cell office:value-type="float" office:value="43.9" calcext:value-type="float">
            <text:p>43.9</text:p>
          </table:table-cell>
          <table:table-cell office:value-type="float" office:value="0.4" calcext:value-type="float">
            <text:p>0.4</text:p>
          </table:table-cell>
          <table:table-cell office:value-type="float" office:value="18.1" calcext:value-type="float">
            <text:p>18.1</text:p>
          </table:table-cell>
          <table:table-cell office:value-type="float" office:value="0.96" calcext:value-type="float">
            <text:p>0.96</text:p>
          </table:table-cell>
          <table:table-cell office:value-type="float" office:value="13.7" calcext:value-type="float">
            <text:p>13.7</text:p>
          </table:table-cell>
          <table:table-cell office:value-type="float" office:value="2.68" calcext:value-type="float">
            <text:p>2.68</text:p>
          </table:table-cell>
          <table:table-cell office:value-type="float" office:value="18.4" calcext:value-type="float">
            <text:p>18.4</text:p>
          </table:table-cell>
          <table:table-cell office:value-type="float" office:value="3.41" calcext:value-type="float">
            <text:p>3.4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table:formula="of:=[.G18]/[.G$4] + [.H18]/[.H$4] + [.I18]/[.I$4] + [.J18]/[.J$4] + [.K18]/[.K$4] +[.L18]/[.L$4] + [.M18]/[.M$4] +[.N18]/[.N$4] + [.O18]/[.O$4]" office:value-type="float" office:value="1.85109614342312" calcext:value-type="float">
            <text:p>1.851096143423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8]" office:value-type="string" office:string-value="zu_8" calcext:value-type="string">
            <text:p>zu_8</text:p>
          </table:table-cell>
          <table:table-cell table:formula="of:=[.C18]" office:value-type="float" office:value="8" calcext:value-type="float">
            <text:p>8</text:p>
          </table:table-cell>
          <table:table-cell table:formula="of:=[.D18]" office:value-type="float" office:value="1650" calcext:value-type="float">
            <text:p>1650</text:p>
          </table:table-cell>
          <table:table-cell table:formula="of:=[.E18]" office:value-type="float" office:value="1.5" calcext:value-type="float">
            <text:p>1.5</text:p>
          </table:table-cell>
          <table:table-cell table:formula="of:=[.F18]" office:value-type="string" office:string-value="gt" calcext:value-type="string">
            <text:p>gt</text:p>
          </table:table-cell>
          <table:table-cell table:formula="of:=[.G18]/[.G$4]/[.$R18]*[.$S18]" office:value-type="float" office:value="3.15787988739954" calcext:value-type="float">
            <text:p>3.158</text:p>
          </table:table-cell>
          <table:table-cell table:formula="of:=[.H18]/[.H$4]/[.$R18]*[.$S18]" office:value-type="float" office:value="0.0216450736800729" calcext:value-type="float">
            <text:p>0.022</text:p>
          </table:table-cell>
          <table:table-cell table:formula="of:=[.I18]/[.I$4]/[.$R18]*[.$S18]" office:value-type="float" office:value="1.53440411568468" calcext:value-type="float">
            <text:p>1.534</text:p>
          </table:table-cell>
          <table:table-cell table:formula="of:=[.J18]/[.J$4]/[.$R18]*[.$S18]" office:value-type="float" office:value="0.0545942902938153" calcext:value-type="float">
            <text:p>0.055</text:p>
          </table:table-cell>
          <table:table-cell table:formula="of:=[.K18]/[.K$4]/[.$R18]*[.$S18] + [.L18]/[.L$4]/[.$R18]*[.$S18]" office:value-type="float" office:value="0.969181312515118" calcext:value-type="float">
            <text:p>0.969</text:p>
          </table:table-cell>
          <table:table-cell table:formula="of:=[.M18]/[.M$4]/[.$R18]*[.$S18]" office:value-type="float" office:value="1.97299676731336" calcext:value-type="float">
            <text:p>1.973</text:p>
          </table:table-cell>
          <table:table-cell table:formula="of:=[.N18]/[.N$4]/[.$R18]*[.$S18]" office:value-type="float" office:value="0.262801306763354" calcext:value-type="float">
            <text:p>0.263</text:p>
          </table:table-cell>
          <table:table-cell table:formula="of:=[.O18]/[.O$4]/[.$R18]*[.$S18]" office:value-type="float" office:value="0.0264972463500654" calcext:value-type="float">
            <text:p>0.026</text:p>
          </table:table-cell>
          <table:table-cell table:formula="of:=[.P18]" office:value-type="float" office:value="0.15" calcext:value-type="float">
            <text:p>0.15</text:p>
          </table:table-cell>
          <table:table-cell table:formula="of:=[.Q18]" office:value-type="float" office:value="0.04" calcext:value-type="float">
            <text:p>0.04</text:p>
          </table:table-cell>
          <table:table-cell/>
          <table:table-cell table:formula="of:=SUM([.AA18:.AH18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px</text:p>
          </table:table-cell>
          <table:table-cell office:value-type="float" office:value="54.8" calcext:value-type="float">
            <text:p>54.8</text:p>
          </table:table-cell>
          <table:table-cell office:value-type="float" office:value="0.11" calcext:value-type="float">
            <text:p>0.11</text:p>
          </table:table-cell>
          <table:table-cell office:value-type="float" office:value="2.12" calcext:value-type="float">
            <text:p>2.12</text:p>
          </table:table-cell>
          <table:table-cell office:value-type="float" office:value="0.27" calcext:value-type="float">
            <text:p>0.27</text:p>
          </table:table-cell>
          <table:table-cell office:value-type="float" office:value="13.1" calcext:value-type="float">
            <text:p>13.1</text:p>
          </table:table-cell>
          <table:table-cell office:value-type="float" office:value="1.1" calcext:value-type="float">
            <text:p>1.1</text:p>
          </table:table-cell>
          <table:table-cell office:value-type="float" office:value="21.5" calcext:value-type="float">
            <text:p>21.5</text:p>
          </table:table-cell>
          <table:table-cell office:value-type="float" office:value="6.44" calcext:value-type="float">
            <text:p>6.44</text:p>
          </table:table-cell>
          <table:table-cell office:value-type="float" office:value="1.01" calcext:value-type="float">
            <text:p>1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[.G19]/[.G$4] + [.H19]/[.H$4] + [.I19]/[.I$4] + [.J19]/[.J$4] + [.K19]/[.K$4] +[.L19]/[.L$4] + [.M19]/[.M$4] +[.N19]/[.N$4] + [.O19]/[.O$4]" office:value-type="float" office:value="1.83562201788754" calcext:value-type="float">
            <text:p>1.835622017887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9]" office:value-type="string" office:string-value="zu_8" calcext:value-type="string">
            <text:p>zu_8</text:p>
          </table:table-cell>
          <table:table-cell table:formula="of:=[.C19]" office:value-type="float" office:value="8" calcext:value-type="float">
            <text:p>8</text:p>
          </table:table-cell>
          <table:table-cell table:formula="of:=[.D19]" office:value-type="float" office:value="1650" calcext:value-type="float">
            <text:p>1650</text:p>
          </table:table-cell>
          <table:table-cell table:formula="of:=[.E19]" office:value-type="float" office:value="1.5" calcext:value-type="float">
            <text:p>1.5</text:p>
          </table:table-cell>
          <table:table-cell table:formula="of:=[.F19]" office:value-type="string" office:string-value="cpx" calcext:value-type="string">
            <text:p>cpx</text:p>
          </table:table-cell>
          <table:table-cell table:formula="of:=[.G19]/[.G$4]/[.$R19]*[.$S19]" office:value-type="float" office:value="1.98759258324191" calcext:value-type="float">
            <text:p>1.988</text:p>
          </table:table-cell>
          <table:table-cell table:formula="of:=[.H19]/[.H$4]/[.$R19]*[.$S19]" office:value-type="float" office:value="0.00300128670452962" calcext:value-type="float">
            <text:p>0.003</text:p>
          </table:table-cell>
          <table:table-cell table:formula="of:=[.I19]/[.I$4]/[.$R19]*[.$S19]" office:value-type="float" office:value="0.0906176432043226" calcext:value-type="float">
            <text:p>0.091</text:p>
          </table:table-cell>
          <table:table-cell table:formula="of:=[.J19]/[.J$4]/[.$R19]*[.$S19]" office:value-type="float" office:value="0.00774204119468025" calcext:value-type="float">
            <text:p>0.008</text:p>
          </table:table-cell>
          <table:table-cell table:formula="of:=[.K19]/[.K$4]/[.$R19]*[.$S19] + [.L19]/[.L$4]/[.$R19]*[.$S19]" office:value-type="float" office:value="0.427356403051274" calcext:value-type="float">
            <text:p>0.427</text:p>
          </table:table-cell>
          <table:table-cell table:formula="of:=[.M19]/[.M$4]/[.$R19]*[.$S19]" office:value-type="float" office:value="1.16241908729008" calcext:value-type="float">
            <text:p>1.162</text:p>
          </table:table-cell>
          <table:table-cell table:formula="of:=[.N19]/[.N$4]/[.$R19]*[.$S19]" office:value-type="float" office:value="0.250250371450744" calcext:value-type="float">
            <text:p>0.250</text:p>
          </table:table-cell>
          <table:table-cell table:formula="of:=[.O19]/[.O$4]/[.$R19]*[.$S19]" office:value-type="float" office:value="0.0710205838624558" calcext:value-type="float">
            <text:p>0.071</text:p>
          </table:table-cell>
          <table:table-cell table:formula="of:=[.P19]" office:value-type="float" office:value="0.07" calcext:value-type="float">
            <text:p>0.07</text:p>
          </table:table-cell>
          <table:table-cell table:formula="of:=[.Q19]" office:value-type="float" office:value="0.03" calcext:value-type="float">
            <text:p>0.03</text:p>
          </table:table-cell>
          <table:table-cell/>
          <table:table-cell table:formula="of:=SUM([.AA19:.AH19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t</text:p>
          </table:table-cell>
          <table:table-cell office:value-type="float" office:value="43.5" calcext:value-type="float">
            <text:p>43.5</text:p>
          </table:table-cell>
          <table:table-cell office:value-type="float" office:value="0.68" calcext:value-type="float">
            <text:p>0.68</text:p>
          </table:table-cell>
          <table:table-cell office:value-type="float" office:value="15.2" calcext:value-type="float">
            <text:p>15.2</text:p>
          </table:table-cell>
          <table:table-cell office:value-type="float" office:value="0.87" calcext:value-type="float">
            <text:p>0.87</text:p>
          </table:table-cell>
          <table:table-cell office:value-type="float" office:value="22.1" calcext:value-type="float">
            <text:p>22.1</text:p>
          </table:table-cell>
          <table:table-cell office:value-type="float" office:value="3.67" calcext:value-type="float">
            <text:p>3.67</text:p>
          </table:table-cell>
          <table:table-cell office:value-type="float" office:value="12.9" calcext:value-type="float">
            <text:p>12.9</text:p>
          </table:table-cell>
          <table:table-cell office:value-type="float" office:value="2.91" calcext:value-type="float">
            <text:p>2.9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formula="of:=[.G21]/[.G$4] + [.H21]/[.H$4] + [.I21]/[.I$4] + [.J21]/[.J$4] + [.K21]/[.K$4] +[.L21]/[.L$4] + [.M21]/[.M$4] +[.N21]/[.N$4] + [.O21]/[.O$4]" office:value-type="float" office:value="1.77220267317566" calcext:value-type="float">
            <text:p>1.772202673175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1]" office:value-type="string" office:string-value="zuII_3" calcext:value-type="string">
            <text:p>zuII_3</text:p>
          </table:table-cell>
          <table:table-cell table:formula="of:=[.C21]" office:value-type="float" office:value="10" calcext:value-type="float">
            <text:p>10</text:p>
          </table:table-cell>
          <table:table-cell table:formula="of:=[.D21]" office:value-type="float" office:value="1500" calcext:value-type="float">
            <text:p>1500</text:p>
          </table:table-cell>
          <table:table-cell table:formula="of:=[.E21]" office:value-type="float" office:value="3.5" calcext:value-type="float">
            <text:p>3.5</text:p>
          </table:table-cell>
          <table:table-cell table:formula="of:=[.F21]" office:value-type="string" office:string-value="gt" calcext:value-type="string">
            <text:p>gt</text:p>
          </table:table-cell>
          <table:table-cell table:formula="of:=[.G21]/[.G$4]/[.$R21]*[.$S21]" office:value-type="float" office:value="3.2684054999582" calcext:value-type="float">
            <text:p>3.268</text:p>
          </table:table-cell>
          <table:table-cell table:formula="of:=[.H21]/[.H$4]/[.$R21]*[.$S21]" office:value-type="float" office:value="0.0384347073467288" calcext:value-type="float">
            <text:p>0.038</text:p>
          </table:table-cell>
          <table:table-cell table:formula="of:=[.I21]/[.I$4]/[.$R21]*[.$S21]" office:value-type="float" office:value="1.34592343946007" calcext:value-type="float">
            <text:p>1.346</text:p>
          </table:table-cell>
          <table:table-cell table:formula="of:=[.J21]/[.J$4]/[.$R21]*[.$S21]" office:value-type="float" office:value="0.0516786110763836" calcext:value-type="float">
            <text:p>0.052</text:p>
          </table:table-cell>
          <table:table-cell table:formula="of:=[.K21]/[.K$4]/[.$R21]*[.$S21] + [.L21]/[.L$4]/[.$R21]*[.$S21]" office:value-type="float" office:value="1.59609279688924" calcext:value-type="float">
            <text:p>1.596</text:p>
          </table:table-cell>
          <table:table-cell table:formula="of:=[.M21]/[.M$4]/[.$R21]*[.$S21]" office:value-type="float" office:value="1.44482034900819" calcext:value-type="float">
            <text:p>1.445</text:p>
          </table:table-cell>
          <table:table-cell table:formula="of:=[.N21]/[.N$4]/[.$R21]*[.$S21]" office:value-type="float" office:value="0.234251143234374" calcext:value-type="float">
            <text:p>0.234</text:p>
          </table:table-cell>
          <table:table-cell table:formula="of:=[.O21]/[.O$4]/[.$R21]*[.$S21]" office:value-type="float" office:value="0.0203934530268289" calcext:value-type="float">
            <text:p>0.020</text:p>
          </table:table-cell>
          <table:table-cell table:formula="of:=[.P21]" office:value-type="float" office:value="0.13" calcext:value-type="float">
            <text:p>0.13</text:p>
          </table:table-cell>
          <table:table-cell table:formula="of:=[.Q21]" office:value-type="float" office:value="0.02" calcext:value-type="float">
            <text:p>0.02</text:p>
          </table:table-cell>
          <table:table-cell/>
          <table:table-cell table:formula="of:=SUM([.AA21:.AH2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16" calcext:value-type="float">
            <text:p>0.16</text:p>
          </table:table-cell>
          <table:table-cell office:value-type="float" office:value="1.5" calcext:value-type="float">
            <text:p>1.5</text:p>
          </table:table-cell>
          <table:table-cell office:value-type="float" office:value="0.29" calcext:value-type="float">
            <text:p>0.29</text:p>
          </table:table-cell>
          <table:table-cell office:value-type="float" office:value="23.5" calcext:value-type="float">
            <text:p>23.5</text:p>
          </table:table-cell>
          <table:table-cell office:value-type="float" office:value="3.23" calcext:value-type="float">
            <text:p>3.23</text:p>
          </table:table-cell>
          <table:table-cell office:value-type="float" office:value="15.6" calcext:value-type="float">
            <text:p>15.6</text:p>
          </table:table-cell>
          <table:table-cell office:value-type="float" office:value="4.46" calcext:value-type="float">
            <text:p>4.46</text:p>
          </table:table-cell>
          <table:table-cell office:value-type="float" office:value="0.74" calcext:value-type="float">
            <text:p>0.74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formula="of:=[.G22]/[.G$4] + [.H22]/[.H$4] + [.I22]/[.I$4] + [.J22]/[.J$4] + [.K22]/[.K$4] +[.L22]/[.L$4] + [.M22]/[.M$4] +[.N22]/[.N$4] + [.O22]/[.O$4]" office:value-type="float" office:value="1.76376621094022" calcext:value-type="float">
            <text:p>1.763766210940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2]" office:value-type="string" office:string-value="zuII_3" calcext:value-type="string">
            <text:p>zuII_3</text:p>
          </table:table-cell>
          <table:table-cell table:formula="of:=[.C22]" office:value-type="float" office:value="10" calcext:value-type="float">
            <text:p>10</text:p>
          </table:table-cell>
          <table:table-cell table:formula="of:=[.D22]" office:value-type="float" office:value="1500" calcext:value-type="float">
            <text:p>1500</text:p>
          </table:table-cell>
          <table:table-cell table:formula="of:=[.E22]" office:value-type="float" office:value="3.5" calcext:value-type="float">
            <text:p>3.5</text:p>
          </table:table-cell>
          <table:table-cell table:formula="of:=[.F22]" office:value-type="string" office:string-value="cpx" calcext:value-type="string">
            <text:p>cpx</text:p>
          </table:table-cell>
          <table:table-cell table:formula="of:=[.G22]/[.G$4]/[.$R22]*[.$S22]" office:value-type="float" office:value="1.97419813717059" calcext:value-type="float">
            <text:p>1.974</text:p>
          </table:table-cell>
          <table:table-cell table:formula="of:=[.H22]/[.H$4]/[.$R22]*[.$S22]" office:value-type="float" office:value="0.00454335865657994" calcext:value-type="float">
            <text:p>0.005</text:p>
          </table:table-cell>
          <table:table-cell table:formula="of:=[.I22]/[.I$4]/[.$R22]*[.$S22]" office:value-type="float" office:value="0.066728352258192" calcext:value-type="float">
            <text:p>0.067</text:p>
          </table:table-cell>
          <table:table-cell table:formula="of:=[.J22]/[.J$4]/[.$R22]*[.$S22]" office:value-type="float" office:value="0.00865430011145963" calcext:value-type="float">
            <text:p>0.009</text:p>
          </table:table-cell>
          <table:table-cell table:formula="of:=[.K22]/[.K$4]/[.$R22]*[.$S22] + [.L22]/[.L$4]/[.$R22]*[.$S22]" office:value-type="float" office:value="0.833559405996524" calcext:value-type="float">
            <text:p>0.834</text:p>
          </table:table-cell>
          <table:table-cell table:formula="of:=[.M22]/[.M$4]/[.$R22]*[.$S22]" office:value-type="float" office:value="0.877790974198235" calcext:value-type="float">
            <text:p>0.878</text:p>
          </table:table-cell>
          <table:table-cell table:formula="of:=[.N22]/[.N$4]/[.$R22]*[.$S22]" office:value-type="float" office:value="0.180370688080248" calcext:value-type="float">
            <text:p>0.180</text:p>
          </table:table-cell>
          <table:table-cell table:formula="of:=[.O22]/[.O$4]/[.$R22]*[.$S22]" office:value-type="float" office:value="0.0541547835281737" calcext:value-type="float">
            <text:p>0.054</text:p>
          </table:table-cell>
          <table:table-cell table:formula="of:=[.P22]" office:value-type="float" office:value="0.11" calcext:value-type="float">
            <text:p>0.11</text:p>
          </table:table-cell>
          <table:table-cell table:formula="of:=[.Q22]" office:value-type="float" office:value="0.03" calcext:value-type="float">
            <text:p>0.03</text:p>
          </table:table-cell>
          <table:table-cell/>
          <table:table-cell table:formula="of:=SUM([.AA22:.AH22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</text:p>
          </table:table-cell>
          <table:table-cell office:value-type="float" office:value="43.8" calcext:value-type="float">
            <text:p>43.8</text:p>
          </table:table-cell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20.3" calcext:value-type="float">
            <text:p>20.3</text:p>
          </table:table-cell>
          <table:table-cell office:value-type="float" office:value="4.61" calcext:value-type="float">
            <text:p>4.61</text:p>
          </table:table-cell>
          <table:table-cell office:value-type="float" office:value="12.4" calcext:value-type="float">
            <text:p>12.4</text:p>
          </table:table-cell>
          <table:table-cell office:value-type="float" office:value="2.72" calcext:value-type="float">
            <text:p>2.72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formula="of:=[.G24]/[.G$4] + [.H24]/[.H$4] + [.I24]/[.I$4] + [.J24]/[.J$4] + [.K24]/[.K$4] +[.L24]/[.L$4] + [.M24]/[.M$4] +[.N24]/[.N$4] + [.O24]/[.O$4]" office:value-type="float" office:value="1.73066245995757" calcext:value-type="float">
            <text:p>1.730662459957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4]" office:value-type="string" office:string-value="zuIV_1" calcext:value-type="string">
            <text:p>zuIV_1</text:p>
          </table:table-cell>
          <table:table-cell table:formula="of:=[.C24]" office:value-type="float" office:value="12" calcext:value-type="float">
            <text:p>12</text:p>
          </table:table-cell>
          <table:table-cell table:formula="of:=[.D24]" office:value-type="float" office:value="1500" calcext:value-type="float">
            <text:p>1500</text:p>
          </table:table-cell>
          <table:table-cell table:formula="of:=[.E24]" office:value-type="float" office:value="10" calcext:value-type="float">
            <text:p>10</text:p>
          </table:table-cell>
          <table:table-cell table:formula="of:=[.F24]" office:value-type="string" office:string-value="gt" calcext:value-type="string">
            <text:p>gt</text:p>
          </table:table-cell>
          <table:table-cell table:formula="of:=[.G24]/[.G$4]/[.$R24]*[.$S24]" office:value-type="float" office:value="3.36993714064498" calcext:value-type="float">
            <text:p>3.370</text:p>
          </table:table-cell>
          <table:table-cell table:formula="of:=[.H24]/[.H$4]/[.$R24]*[.$S24]" office:value-type="float" office:value="0.0266240126780214" calcext:value-type="float">
            <text:p>0.027</text:p>
          </table:table-cell>
          <table:table-cell table:formula="of:=[.I24]/[.I$4]/[.$R24]*[.$S24]" office:value-type="float" office:value="1.26942140786668" calcext:value-type="float">
            <text:p>1.269</text:p>
          </table:table-cell>
          <table:table-cell table:formula="of:=[.J24]/[.J$4]/[.$R24]*[.$S24]" office:value-type="float" office:value="0.0669091140491836" calcext:value-type="float">
            <text:p>0.067</text:p>
          </table:table-cell>
          <table:table-cell table:formula="of:=[.K24]/[.K$4]/[.$R24]*[.$S24] + [.L24]/[.L$4]/[.$R24]*[.$S24]" office:value-type="float" office:value="1.57300928896415" calcext:value-type="float">
            <text:p>1.573</text:p>
          </table:table-cell>
          <table:table-cell table:formula="of:=[.M24]/[.M$4]/[.$R24]*[.$S24]" office:value-type="float" office:value="1.42215469177016" calcext:value-type="float">
            <text:p>1.422</text:p>
          </table:table-cell>
          <table:table-cell table:formula="of:=[.N24]/[.N$4]/[.$R24]*[.$S24]" office:value-type="float" office:value="0.224211894344345" calcext:value-type="float">
            <text:p>0.224</text:p>
          </table:table-cell>
          <table:table-cell table:formula="of:=[.O24]/[.O$4]/[.$R24]*[.$S24]" office:value-type="float" office:value="0.0477324496824701" calcext:value-type="float">
            <text:p>0.048</text:p>
          </table:table-cell>
          <table:table-cell table:formula="of:=[.P24]" office:value-type="float" office:value="0.17" calcext:value-type="float">
            <text:p>0.17</text:p>
          </table:table-cell>
          <table:table-cell table:formula="of:=[.Q24]" office:value-type="float" office:value="0.05" calcext:value-type="float">
            <text:p>0.05</text:p>
          </table:table-cell>
          <table:table-cell/>
          <table:table-cell table:formula="of:=SUM([.AA24:.AH24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px</text:p>
          </table:table-cell>
          <table:table-cell office:value-type="float" office:value="52.7" calcext:value-type="float">
            <text:p>52.7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office:value-type="float" office:value="0.33" calcext:value-type="float">
            <text:p>0.33</text:p>
          </table:table-cell>
          <table:table-cell office:value-type="float" office:value="19.7" calcext:value-type="float">
            <text:p>19.7</text:p>
          </table:table-cell>
          <table:table-cell office:value-type="float" office:value="3.26" calcext:value-type="float">
            <text:p>3.26</text:p>
          </table:table-cell>
          <table:table-cell office:value-type="float" office:value="15.3" calcext:value-type="float">
            <text:p>15.3</text:p>
          </table:table-cell>
          <table:table-cell office:value-type="float" office:value="5.11" calcext:value-type="float">
            <text:p>5.11</text:p>
          </table:table-cell>
          <table:table-cell office:value-type="float" office:value="1.15" calcext:value-type="float">
            <text:p>1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formula="of:=[.G25]/[.G$4] + [.H25]/[.H$4] + [.I25]/[.I$4] + [.J25]/[.J$4] + [.K25]/[.K$4] +[.L25]/[.L$4] + [.M25]/[.M$4] +[.N25]/[.N$4] + [.O25]/[.O$4]" office:value-type="float" office:value="1.73836179586482" calcext:value-type="float">
            <text:p>1.738361795864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5]" office:value-type="string" office:string-value="zuIV_1" calcext:value-type="string">
            <text:p>zuIV_1</text:p>
          </table:table-cell>
          <table:table-cell table:formula="of:=[.C25]" office:value-type="float" office:value="12" calcext:value-type="float">
            <text:p>12</text:p>
          </table:table-cell>
          <table:table-cell table:formula="of:=[.D25]" office:value-type="float" office:value="1500" calcext:value-type="float">
            <text:p>1500</text:p>
          </table:table-cell>
          <table:table-cell table:formula="of:=[.E25]" office:value-type="float" office:value="10" calcext:value-type="float">
            <text:p>10</text:p>
          </table:table-cell>
          <table:table-cell table:formula="of:=[.F25]" office:value-type="string" office:string-value="cpx" calcext:value-type="string">
            <text:p>cpx</text:p>
          </table:table-cell>
          <table:table-cell table:formula="of:=[.G25]/[.G$4]/[.$R25]*[.$S25]" office:value-type="float" office:value="2.01836875088047" calcext:value-type="float">
            <text:p>2.018</text:p>
          </table:table-cell>
          <table:table-cell table:formula="of:=[.H25]/[.H$4]/[.$R25]*[.$S25]" office:value-type="float" office:value="0.00460975528898566" calcext:value-type="float">
            <text:p>0.005</text:p>
          </table:table-cell>
          <table:table-cell table:formula="of:=[.I25]/[.I$4]/[.$R25]*[.$S25]" office:value-type="float" office:value="0.0735711586570114" calcext:value-type="float">
            <text:p>0.074</text:p>
          </table:table-cell>
          <table:table-cell table:formula="of:=[.J25]/[.J$4]/[.$R25]*[.$S25]" office:value-type="float" office:value="0.00999191527817147" calcext:value-type="float">
            <text:p>0.010</text:p>
          </table:table-cell>
          <table:table-cell table:formula="of:=[.K25]/[.K$4]/[.$R25]*[.$S25] + [.L25]/[.L$4]/[.$R25]*[.$S25]" office:value-type="float" office:value="0.724899338145613" calcext:value-type="float">
            <text:p>0.725</text:p>
          </table:table-cell>
          <table:table-cell table:formula="of:=[.M25]/[.M$4]/[.$R25]*[.$S25]" office:value-type="float" office:value="0.873491720727913" calcext:value-type="float">
            <text:p>0.873</text:p>
          </table:table-cell>
          <table:table-cell table:formula="of:=[.N25]/[.N$4]/[.$R25]*[.$S25]" office:value-type="float" office:value="0.209677993975822" calcext:value-type="float">
            <text:p>0.210</text:p>
          </table:table-cell>
          <table:table-cell table:formula="of:=[.O25]/[.O$4]/[.$R25]*[.$S25]" office:value-type="float" office:value="0.0853893670460125" calcext:value-type="float">
            <text:p>0.085</text:p>
          </table:table-cell>
          <table:table-cell table:formula="of:=[.P25]" office:value-type="float" office:value="0.13" calcext:value-type="float">
            <text:p>0.13</text:p>
          </table:table-cell>
          <table:table-cell table:formula="of:=[.Q25]" office:value-type="float" office:value="0.04" calcext:value-type="float">
            <text:p>0.04</text:p>
          </table:table-cell>
          <table:table-cell/>
          <table:table-cell table:formula="of:=SUM([.AA25:.AH25])" office:value-type="float" office:value="4" calcext:value-type="float">
            <text:p>4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uIII_4</text:p>
          </table:table-cell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arnet</text:p>
          </table:table-cell>
          <table:table-cell office:value-type="float" office:value="50.5" calcext:value-type="float">
            <text:p>50.5</text:p>
          </table:table-cell>
          <table:table-cell office:value-type="float" office:value="0.36" calcext:value-type="float">
            <text:p>0.36</text:p>
          </table:table-cell>
          <table:table-cell office:value-type="float" office:value="8.4" calcext:value-type="float">
            <text:p>8.4</text:p>
          </table:table-cell>
          <table:table-cell office:value-type="float" office:value="0.69" calcext:value-type="float">
            <text:p>0.69</text:p>
          </table:table-cell>
          <table:table-cell office:value-type="float" office:value="9.77" calcext:value-type="float">
            <text:p>9.77</text:p>
          </table:table-cell>
          <table:table-cell office:value-type="float" office:value="5.59" calcext:value-type="float">
            <text:p>5.59</text:p>
          </table:table-cell>
          <table:table-cell office:value-type="float" office:value="19.4" calcext:value-type="float">
            <text:p>19.4</text:p>
          </table:table-cell>
          <table:table-cell office:value-type="float" office:value="5.25" calcext:value-type="float">
            <text:p>5.25</text:p>
          </table:table-cell>
          <table:table-cell office:value-type="float" office:value="1.56" calcext:value-type="float">
            <text:p>1.56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formula="of:=[.G27]/[.G$4] + [.H27]/[.H$4] + [.I27]/[.I$4] + [.J27]/[.J$4] + [.K27]/[.K$4] +[.L27]/[.L$4] + [.M27]/[.M$4] +[.N27]/[.N$4] + [.O27]/[.O$4]" office:value-type="float" office:value="1.85020060550579" calcext:value-type="float">
            <text:p>1.850200605505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7]" office:value-type="string" office:string-value="#" calcext:value-type="string">
            <text:p>#</text:p>
          </table:table-cell>
          <table:table-cell table:formula="of:=[.B27]" office:value-type="string" office:string-value="zuIII_4" calcext:value-type="string">
            <text:p>zuIII_4</text:p>
          </table:table-cell>
          <table:table-cell table:formula="of:=[.C27]" office:value-type="float" office:value="14" calcext:value-type="float">
            <text:p>14</text:p>
          </table:table-cell>
          <table:table-cell table:formula="of:=[.D27]" office:value-type="float" office:value="1500" calcext:value-type="float">
            <text:p>1500</text:p>
          </table:table-cell>
          <table:table-cell table:formula="of:=[.E27]" office:value-type="float" office:value="4.5" calcext:value-type="float">
            <text:p>4.5</text:p>
          </table:table-cell>
          <table:table-cell table:formula="of:=[.F27]" office:value-type="string" office:string-value="garnet" calcext:value-type="string">
            <text:p>garnet</text:p>
          </table:table-cell>
          <table:table-cell table:formula="of:=[.G27]/[.G$4]/[.$R27]*[.$S27]" office:value-type="float" office:value="3.63439915108473" calcext:value-type="float">
            <text:p>3.634</text:p>
          </table:table-cell>
          <table:table-cell table:formula="of:=[.H27]/[.H$4]/[.$R27]*[.$S27]" office:value-type="float" office:value="0.0194899953359951" calcext:value-type="float">
            <text:p>0.019</text:p>
          </table:table-cell>
          <table:table-cell table:formula="of:=[.I27]/[.I$4]/[.$R27]*[.$S27]" office:value-type="float" office:value="0.712443819310322" calcext:value-type="float">
            <text:p>0.712</text:p>
          </table:table-cell>
          <table:table-cell table:formula="of:=[.J27]/[.J$4]/[.$R27]*[.$S27]" office:value-type="float" office:value="0.0392586390032298" calcext:value-type="float">
            <text:p>0.039</text:p>
          </table:table-cell>
          <table:table-cell table:formula="of:=[.K27]/[.K$4]/[.$R27]*[.$S27] + [.L27]/[.L$4]/[.$R27]*[.$S27]" office:value-type="float" office:value="0.890713071783376" calcext:value-type="float">
            <text:p>0.891</text:p>
          </table:table-cell>
          <table:table-cell table:formula="of:=[.M27]/[.M$4]/[.$R27]*[.$S27]" office:value-type="float" office:value="2.08123172722174" calcext:value-type="float">
            <text:p>2.081</text:p>
          </table:table-cell>
          <table:table-cell table:formula="of:=[.N27]/[.N$4]/[.$R27]*[.$S27]" office:value-type="float" office:value="0.404801955739302" calcext:value-type="float">
            <text:p>0.405</text:p>
          </table:table-cell>
          <table:table-cell table:formula="of:=[.O27]/[.O$4]/[.$R27]*[.$S27]" office:value-type="float" office:value="0.217661640521312" calcext:value-type="float">
            <text:p>0.218</text:p>
          </table:table-cell>
          <table:table-cell table:formula="of:=[.P27]" office:value-type="float" office:value="0.34" calcext:value-type="float">
            <text:p>0.34</text:p>
          </table:table-cell>
          <table:table-cell table:formula="of:=[.Q27]" office:value-type="float" office:value="0.06" calcext:value-type="float">
            <text:p>0.06</text:p>
          </table:table-cell>
          <table:table-cell/>
          <table:table-cell table:formula="of:=SUM([.AA27:.AH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 all samples in equilibrium with fcc iron</text:p>
          </table:table-cell>
          <table:table-cell table:number-columns-repeated="19"/>
          <table:table-cell table:formula="of:=[.A28]" office:value-type="string" office:string-value="# all samples in equilibrium with fcc iron" calcext:value-type="string">
            <text:p># all samples in equilibrium with fcc iron</text:p>
          </table:table-cell>
          <table:table-cell table:number-columns-repeated="5"/>
          <table:table-cell table:style-name="Default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52:26.389007898</meta:creation-date>
    <dc:date>2019-04-12T15:37:54.999027154</dc:date>
    <meta:editing-duration>PT3M47S</meta:editing-duration>
    <meta:editing-cycles>1</meta:editing-cycles>
    <meta:document-statistic meta:table-count="1" meta:cell-count="529" meta:object-count="0"/>
    <meta:generator>LibreOffice/6.0.7.3$Linux_X86_64 LibreOffice_project/00m0$Build-3</meta:generator>
  </office:meta>
</office:document-meta>
</file>